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90000001906F39C435CEBA3703.png" manifest:media-type="image/png"/>
  <manifest:file-entry manifest:full-path="Pictures/1000020100000183000001907AB6AFEA9743EB5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exゴシック" svg:font-family="IPAexゴシック" style:font-pitch="variable"/>
    <style:font-face style:name="源ノ角ゴシック" svg:font-family="源ノ角ゴシック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106cm" draw:marker-start-width="0.359cm" draw:marker-end-width="0.359cm" draw:fill="none" draw:textarea-horizontal-align="justify" draw:textarea-vertical-align="middle" draw:auto-grow-height="false" fo:min-height="6.444cm" fo:min-width="9.394cm" fo:padding-top="0.178cm" fo:padding-bottom="0.178cm" fo:padding-left="0.303cm" fo:padding-right="0.303cm"/>
    </style:style>
    <style:style style:name="gr2" style:family="graphic" style:parent-style-name="standard">
      <style:graphic-properties draw:textarea-horizontal-align="justify" draw:textarea-vertical-align="middle" draw:auto-grow-height="false" fo:min-height="0.858cm" fo:min-width="3.601cm"/>
    </style:style>
    <style:style style:name="gr3" style:family="graphic" style:parent-style-name="standard">
      <style:graphic-properties draw:fill-color="#cccc00" draw:textarea-horizontal-align="justify" draw:textarea-vertical-align="middle" draw:auto-grow-height="false" fo:min-height="0.81cm" fo:min-width="3.708cm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4cm"/>
    </style:style>
    <style:style style:name="gr5" style:family="graphic" style:parent-style-name="standard">
      <style:graphic-properties draw:fill-color="#cccc00" draw:textarea-horizontal-align="justify" draw:textarea-vertical-align="middle" draw:auto-grow-height="false" fo:min-height="0.95cm" fo:min-width="3.707cm"/>
    </style:style>
    <style:style style:name="gr6" style:family="graphic" style:parent-style-name="objectwithoutfill">
      <style:graphic-properties draw:stroke="dash" draw:stroke-dash="Fine_20_Dashed" svg:stroke-width="0.159cm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width="0.106cm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textarea-horizontal-align="justify" draw:textarea-vertical-align="middle" draw:auto-grow-height="false" fo:min-height="0.85cm" fo:min-width="3.2cm"/>
    </style:style>
    <style:style style:name="gr10" style:family="graphic" style:parent-style-name="standard">
      <style:graphic-properties draw:fill-color="#cccc00" draw:textarea-horizontal-align="justify" draw:textarea-vertical-align="middle" draw:auto-grow-height="false" fo:min-height="0.81cm" fo:min-width="2.008cm"/>
    </style:style>
    <style:style style:name="gr1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textarea-horizontal-align="justify" draw:textarea-vertical-align="middle" draw:auto-grow-height="false" fo:min-height="0.75cm" fo:min-width="3.801cm"/>
    </style:style>
    <style:style style:name="gr13" style:family="graphic" style:parent-style-name="standard">
      <style:graphic-properties draw:textarea-horizontal-align="justify" draw:textarea-vertical-align="middle" draw:auto-grow-height="false" fo:min-height="0.55cm" fo:min-width="1.5cm"/>
    </style:style>
    <style:style style:name="gr14" style:family="graphic" style:parent-style-name="standard">
      <style:graphic-properties draw:stroke="dash" draw:stroke-dash="Fine_20_Dashed" svg:stroke-width="0.106cm" draw:marker-start-width="0.359cm" draw:marker-end-width="0.359cm" draw:fill="none" draw:textarea-horizontal-align="justify" draw:textarea-vertical-align="middle" draw:auto-grow-height="false" fo:min-height="3.844cm" fo:min-width="2.294cm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2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4pt" style:font-name-asian="IPAexゴシック" style:font-size-asian="18pt" style:font-size-complex="18pt"/>
    </style:style>
    <style:style style:name="P3" style:family="paragraph">
      <style:paragraph-properties fo:text-align="center"/>
      <style:text-properties fo:font-size="14pt"/>
    </style:style>
    <style:style style:name="P4" style:family="paragraph">
      <loext:graphic-properties draw:fill-color="#cccc00"/>
      <style:paragraph-properties fo:text-align="center"/>
      <style:text-properties fo:font-size="14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style:paragraph-properties fo:text-align="center"/>
    </style:style>
    <style:style style:name="P8" style:family="paragraph">
      <style:text-properties style:font-name="IPAexゴシック" style:font-name-asian="IPAexゴシック"/>
    </style:style>
    <style:style style:name="P9" style:family="paragraph">
      <loext:graphic-properties draw:fill="none" draw:fill-color="#ffffff"/>
      <style:text-properties style:font-name="IPAexゴシック" fo:font-size="16pt" style:font-name-asian="IPAexゴシック" style:font-size-asian="16pt" style:font-size-complex="16pt"/>
    </style:style>
    <style:style style:name="P10" style:family="paragraph">
      <style:paragraph-properties fo:text-align="center"/>
      <style:text-properties style:font-name="IPAexゴシック" style:font-name-asian="IPAexゴシック"/>
    </style:style>
    <style:style style:name="P11" style:family="paragraph">
      <loext:graphic-properties draw:fill="none" draw:fill-color="#ffffff"/>
      <style:paragraph-properties fo:text-align="center"/>
      <style:text-properties style:font-name="IPAexゴシック" fo:font-size="16pt" style:font-name-asian="IPAexゴシック" style:font-size-asian="16pt" style:font-size-complex="16pt"/>
    </style:style>
    <style:style style:name="P12" style:family="paragraph">
      <style:paragraph-properties fo:text-align="center"/>
      <style:text-properties style:font-name="Liberation Sans1" style:font-name-asian="IPAexゴシック"/>
    </style:style>
    <style:style style:name="P13" style:family="paragraph">
      <loext:graphic-properties draw:fill="none" draw:fill-color="#ffffff"/>
      <style:paragraph-properties fo:text-align="center"/>
      <style:text-properties style:font-name="Liberation Sans1" fo:font-size="16pt" style:font-name-asian="IPAexゴシック" style:font-size-asian="16pt" style:font-size-complex="16pt"/>
    </style:style>
    <style:style style:name="T1" style:family="text">
      <style:text-properties fo:font-size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font-name-asian="源ノ角ゴシック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0cm" svg:height="6.8cm" svg:x="17.7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1cm" svg:height="1.772cm" svg:x="1.3cm" svg:y="1.228cm">
          <text:p text:style-name="P2">GitHub</text:p>
          <text:p text:style-name="P2">jgm/pandoc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draw:layer="layout" svg:width="4.207cm" svg:height="1.2cm" svg:x="1.353cm" svg:y="4.5cm">
          <text:p text:style-name="P3"><text:span text:style-name="T1">Pandoc’s</text:span></text:p>
          <text:p text:style-name="P3"><text:span text:style-name="T1">Markdown</text:span></text:p>
          <draw:enhanced-geometry svg:viewBox="0 0 21600 21600" draw:glue-points="10800 0 0 10800 10800 21600 21600 10800" draw:text-areas="0 0 21600 ?f11" draw:type="paper" draw:modifiers="216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3" xml:id="id2" draw:id="id2" draw:layer="layout" svg:width="4.5cm" svg:height="1.5cm" svg:x="18.393cm" svg:y="7.303cm">
          <text:p text:style-name="P3">Sphinx</text:p>
          <text:p text:style-name="P3">+ sphinx-int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1cm" svg:height="1.772cm" svg:x="10.2cm" svg:y="1.228cm">
          <text:p text:style-name="P2">GitHub</text:p>
          <text:p text:style-name="P2">pandoc-doc-j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3" draw:layer="layout" svg:width="4.5cm" svg:height="1.5cm" svg:x="13.093cm" svg:y="12.403cm">
          <text:p text:style-name="P3">Transifex</text:p>
          <draw:enhanced-geometry svg:viewBox="0 0 21600 21600" draw:type="rectangle" draw:enhanced-path="M 0 0 L 21600 0 21600 21600 0 21600 0 0 Z N"/>
        </draw:custom-shape>
        <draw:custom-shape draw:style-name="gr5" draw:text-style-name="P4" xml:id="id1" draw:id="id1" draw:layer="layout" svg:width="4.207cm" svg:height="1.2cm" svg:x="8.766cm" svg:y="4.503cm">
          <text:p text:style-name="P3">reStructuredText</text:p>
          <draw:enhanced-geometry svg:viewBox="0 0 21600 21600" draw:glue-points="10800 0 0 10800 10800 21600 21600 10800" draw:text-areas="0 0 21600 ?f11" draw:mirror-vertical="false" draw:mirror-horizont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" draw:text-style-name="P5" draw:layer="layout" svg:x1="5.4cm" svg:y1="2.2cm" svg:x2="10.2cm" svg:y2="2.2cm">
          <text:p/>
        </draw:line>
        <draw:frame draw:style-name="gr7" draw:text-style-name="P6" draw:layer="layout" svg:width="4.016cm" svg:height="0.878cm" svg:x="5.784cm" svg:y="1.038cm">
          <draw:text-box>
            <text:p><text:span text:style-name="T2">git submodule</text:span></text:p>
          </draw:text-box>
        </draw:frame>
        <draw:line draw:style-name="gr8" draw:text-style-name="P5" draw:layer="layout" svg:x1="5.56cm" svg:y1="5cm" svg:x2="8.766cm" svg:y2="5.003cm">
          <text:p/>
        </draw:line>
        <draw:line draw:style-name="gr8" draw:text-style-name="P5" draw:layer="layout" svg:x1="22.893cm" svg:y1="8.103cm" svg:x2="24.893cm" svg:y2="8.103cm">
          <text:p/>
        </draw:line>
        <draw:custom-shape draw:style-name="gr9" draw:text-style-name="P3" draw:layer="layout" svg:width="3.7cm" svg:height="1.1cm" svg:x="9.193cm" svg:y="7.803cm">
          <text:p text:style-name="P3">sphinx-intl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1.293cm" svg:y1="5.703cm" svg:x2="11.293cm" svg:y2="7.603cm">
          <text:p/>
        </draw:line>
        <draw:custom-shape draw:style-name="gr10" draw:text-style-name="P4" draw:layer="layout" svg:width="2.507cm" svg:height="1.2cm" svg:x="14.086cm" svg:y="6.603cm">
          <text:p text:style-name="P3"><text:span text:style-name="T1">po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4" draw:layer="layout" svg:width="2.507cm" svg:height="1.2cm" svg:x="14.086cm" svg:y="8.703cm">
          <text:p text:style-name="P3"><text:span text:style-name="T1">po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" draw:text-style-name="P7" draw:layer="layout" svg:width="2.612cm" svg:height="2.7cm" svg:x="24.788cm" svg:y="9.603cm">
          <draw:image xlink:href="Pictures/1000020100000183000001907AB6AFEA9743EB5D.png" xlink:type="simple" xlink:show="embed" xlink:actuate="onLoad" loext:mime-type="image/png">
            <text:p/>
          </draw:image>
        </draw:frame>
        <draw:frame draw:style-name="gr11" draw:text-style-name="P7" draw:layer="layout" svg:width="2.8cm" svg:height="2.8cm" svg:x="10.1cm" svg:y="11.803cm">
          <draw:image xlink:href="Pictures/1000020100000190000001906F39C435CEBA3703.png" xlink:type="simple" xlink:show="embed" xlink:actuate="onLoad" loext:mime-type="image/png">
            <text:p/>
          </draw:image>
        </draw:frame>
        <draw:custom-shape draw:style-name="gr10" draw:text-style-name="P4" draw:layer="layout" svg:width="2.507cm" svg:height="1.2cm" svg:x="24.793cm" svg:y="7.403cm">
          <text:p text:style-name="P3"><text:span text:style-name="T1">HTML</text:span></text:p>
          <text:p text:style-name="P3"><text:span text:style-name="T1">(ja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7" draw:layer="layout" svg:width="4.3cm" svg:height="1.6cm" svg:x="21.1cm" svg:y="1.2cm">
          <text:p text:style-name="P7"><text:span text:style-name="T1">Read the Doc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5" draw:layer="layout" svg:x1="14.4cm" svg:y1="2cm" svg:x2="21.1cm" svg:y2="2.1cm">
          <text:p/>
        </draw:line>
        <draw:frame draw:style-name="gr7" draw:text-style-name="P6" draw:layer="layout" svg:width="1.725cm" svg:height="0.878cm" svg:x="16.475cm" svg:y="1cm">
          <draw:text-box>
            <text:p><text:span text:style-name="T3">h</text:span><text:span text:style-name="T2">ook</text:span></text:p>
          </draw:text-box>
        </draw:frame>
        <draw:line draw:style-name="gr8" draw:text-style-name="P5" draw:layer="layout" svg:x1="14.758cm" svg:y1="9.903cm" svg:x2="14.758cm" svg:y2="12.403cm">
          <text:p/>
        </draw:line>
        <draw:line draw:style-name="gr8" draw:text-style-name="P5" draw:layer="layout" svg:x1="15.893cm" svg:y1="12.403cm" svg:x2="15.893cm" svg:y2="9.903cm">
          <text:p/>
        </draw:line>
        <draw:custom-shape draw:style-name="gr13" draw:text-style-name="P3" draw:layer="layout" svg:width="2cm" svg:height="0.8cm" svg:x="5.8cm" svg:y="4.603cm">
          <text:p text:style-name="P3">Pandoc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191cm" svg:height="0.814cm" svg:x="10.409cm" svg:y="11.189cm">
          <draw:text-box>
            <text:p text:style-name="P8"><text:span text:style-name="T2">翻訳者</text:span></text:p>
          </draw:text-box>
        </draw:frame>
        <draw:frame draw:style-name="gr7" draw:text-style-name="P11" draw:layer="layout" svg:width="2.754cm" svg:height="1.377cm" svg:x="24.746cm" svg:y="12.426cm">
          <draw:text-box>
            <text:p text:style-name="P10"><text:span text:style-name="T2">日本語訳</text:span></text:p>
            <text:p text:style-name="P10"><text:span text:style-name="T2">サイト</text:span></text:p>
          </draw:text-box>
        </draw:frame>
        <draw:connector draw:style-name="gr8" draw:text-style-name="P5" draw:layer="layout" svg:x1="12.973cm" svg:y1="5.103cm" svg:x2="20.643cm" svg:y2="7.303cm" draw:start-shape="id1" draw:start-glue-point="7" draw:end-shape="id2" draw:end-glue-point="0" svg:d="M12973 5103h7670v2200" svg:viewBox="0 0 7671 2201">
          <text:p/>
        </draw:connector>
        <draw:custom-shape draw:style-name="gr14" draw:text-style-name="P1" draw:layer="layout" svg:width="2.9cm" svg:height="4.2cm" svg:x="13.9cm" svg:y="6.203cm">
          <text:p/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2.893cm" svg:y1="8.403cm" svg:x2="13.9cm" svg:y2="8.403cm">
          <text:p/>
        </draw:line>
        <draw:line draw:style-name="gr8" draw:text-style-name="P5" draw:layer="layout" svg:x1="16.8cm" svg:y1="8.203cm" svg:x2="18.393cm" svg:y2="8.203cm">
          <text:p/>
        </draw:line>
        <draw:frame draw:style-name="gr7" draw:text-style-name="P11" draw:layer="layout" svg:width="3.88cm" svg:height="0.814cm" svg:x="13.52cm" svg:y="5.403cm">
          <draw:text-box>
            <text:p text:style-name="P10"><text:span text:style-name="T2">翻訳リソース</text:span></text:p>
          </draw:text-box>
        </draw:frame>
        <draw:frame draw:style-name="gr15" draw:text-style-name="P13" draw:layer="layout" svg:width="3.9cm" svg:height="1.832cm" svg:x="1.66cm" svg:y="5.7cm">
          <draw:text-box>
            <text:p text:style-name="P12"><text:span text:style-name="T2">Pandoc</text:span></text:p>
            <text:p text:style-name="P12"><text:span text:style-name="T2">User’s Gui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PAexゴシック" svg:font-family="IPAexゴシック" style:font-pitch="variable"/>
    <style:font-face style:name="源ノ角ゴシック" svg:font-family="源ノ角ゴシック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明朝 ProN" style:font-family-asian="'ヒラギノ明朝 Pro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ujiwara Yuki</meta:initial-creator>
    <meta:creation-date>2019-06-22T10:15:30.660688903</meta:creation-date>
    <dc:date>2019-06-22T11:53:43.317994238</dc:date>
    <dc:creator>Fujiwara Yuki</dc:creator>
    <meta:editing-duration>PT1H25M12S</meta:editing-duration>
    <meta:editing-cycles>8</meta:editing-cycles>
    <meta:generator>LibreOffice/6.2.4.2$MacOSX_X86_64 LibreOffice_project/2412653d852ce75f65fbfa83fb7e7b669a126d64</meta:generator>
    <meta:document-statistic meta:object-count="32"/>
  </office:meta>
</office:document-meta>
</file>